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49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30.552cm" svg:y1="6.799cm" svg:x2="18.053cm" svg:y2="10.019cm" draw:start-shape="id1" draw:start-glue-point="8" draw:end-shape="id2" draw:end-glue-point="4" svg:d="M30552 6799v1700h-12499v1520" svg:viewBox="0 0 12500 3221">
          <text:p/>
        </draw:connector>
        <draw:connector draw:style-name="gr1" draw:text-style-name="P1" draw:layer="layout" svg:x1="30.552cm" svg:y1="6.799cm" svg:x2="29.853cm" svg:y2="10.15cm" draw:start-shape="id1" draw:start-glue-point="8" draw:end-shape="id3" draw:end-glue-point="4" svg:d="M30552 6799v1676h-699v1675" svg:viewBox="0 0 700 3352">
          <text:p/>
        </draw:connector>
        <draw:connector draw:style-name="gr1" draw:text-style-name="P1" draw:layer="layout" svg:x1="30.552cm" svg:y1="6.799cm" svg:x2="36.152cm" svg:y2="10.149cm" draw:start-shape="id1" draw:start-glue-point="8" draw:end-shape="id4" draw:end-glue-point="4" svg:d="M30552 6799v1676h5600v1674" svg:viewBox="0 0 5601 3351">
          <text:p/>
        </draw:connector>
        <draw:connector draw:style-name="gr1" draw:text-style-name="P1" draw:layer="layout" draw:line-skew="-0.076cm" svg:x1="30.552cm" svg:y1="6.799cm" svg:x2="42.452cm" svg:y2="10.149cm" draw:start-shape="id1" draw:start-glue-point="8" draw:end-shape="id5" draw:end-glue-point="4" svg:d="M30552 6799v1600h11900v1750" svg:viewBox="0 0 11901 3351">
          <text:p/>
        </draw:connector>
        <draw:connector draw:style-name="gr2" draw:text-style-name="P1" draw:layer="layout" svg:x1="34.002cm" svg:y1="11.049cm" svg:x2="32.003cm" svg:y2="11.05cm" draw:start-shape="id4" draw:start-glue-point="6" draw:end-shape="id3" draw:end-glue-point="10" svg:d="M34002 11049h-999v1h-1000" svg:viewBox="0 0 2000 2">
          <text:p/>
        </draw:connector>
        <draw:connector draw:style-name="gr2" draw:text-style-name="P1" draw:layer="layout" svg:x1="40.302cm" svg:y1="11.049cm" svg:x2="38.302cm" svg:y2="11.049cm" draw:start-shape="id5" draw:start-glue-point="6" draw:end-shape="id4" draw:end-glue-point="10" svg:d="M40302 11049h-2000" svg:viewBox="0 0 2001 1">
          <text:p/>
        </draw:connector>
        <draw:connector draw:style-name="gr2" draw:text-style-name="P1" draw:layer="layout" svg:x1="20.403cm" svg:y1="11.045cm" svg:x2="21.702cm" svg:y2="11.045cm" draw:start-shape="id2" draw:start-glue-point="10" draw:end-shape="id6" draw:end-glue-point="6" svg:d="M20403 11045h1299" svg:viewBox="0 0 1300 1">
          <text:p/>
        </draw:connector>
        <draw:connector draw:style-name="gr2" draw:text-style-name="P1" draw:layer="layout" draw:line-skew="4.348cm -2.751cm" svg:x1="42.452cm" svg:y1="11.949cm" svg:x2="32.003cm" svg:y2="11.05cm" draw:start-shape="id5" draw:start-glue-point="8" draw:end-shape="id3" draw:end-glue-point="10" svg:d="M42452 11949v4850h-9050v-5749h-1399" svg:viewBox="0 0 10450 5750">
          <text:p/>
        </draw:connector>
        <draw:connector draw:style-name="gr2" draw:text-style-name="P1" draw:layer="layout" draw:line-skew="-0.076cm" svg:x1="30.552cm" svg:y1="6.799cm" svg:x2="47.353cm" svg:y2="10.15cm" draw:start-shape="id1" draw:start-glue-point="8" draw:end-shape="id7" draw:end-glue-point="4" svg:d="M30552 6799v1600h16801v1751" svg:viewBox="0 0 16802 3352">
          <text:p/>
        </draw:connector>
        <draw:connector draw:style-name="gr2" draw:text-style-name="P1" draw:layer="layout" draw:line-skew="5.529cm" svg:x1="18.053cm" svg:y1="12.07cm" svg:x2="29.853cm" svg:y2="11.95cm" draw:start-shape="id2" draw:start-glue-point="8" draw:end-shape="id3" draw:end-glue-point="8" svg:d="M18053 12070v6030h11800v-6150" svg:viewBox="0 0 11801 6151">
          <text:p/>
        </draw:connector>
        <draw:custom-shape draw:style-name="gr3" draw:text-style-name="P3" xml:id="id1" draw:id="id1" draw:layer="layout" svg:width="4.3cm" svg:height="1.8cm" svg:x="28.402cm" svg:y="4.999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40.302cm" svg:y="10.149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34.002cm" svg:y="10.149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45.203cm" svg:y="10.15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15.702cm" svg:y="10.019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18.053cm" svg:y1="12.07cm" svg:x2="43.973cm" svg:y2="11.686cm" draw:start-shape="id2" draw:start-glue-point="8" draw:end-shape="id5" draw:end-glue-point="9" svg:d="M18053 12070v6029h25920v-6413" svg:viewBox="0 0 25921 6414">
          <text:p/>
        </draw:connector>
        <draw:custom-shape draw:style-name="gr3" draw:text-style-name="P3" xml:id="id3" draw:id="id3" draw:layer="layout" svg:width="4.3cm" svg:height="1.8cm" svg:x="27.703cm" svg:y="10.15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18.053cm" svg:y1="12.07cm" svg:x2="37.673cm" svg:y2="11.686cm" draw:start-shape="id2" draw:start-glue-point="8" draw:end-shape="id4" draw:end-glue-point="9" svg:d="M18053 12070v6029h19620v-6413" svg:viewBox="0 0 19621 6414">
          <text:p/>
        </draw:connector>
        <draw:custom-shape draw:style-name="gr4" draw:text-style-name="P3" xml:id="id6" draw:id="id6" draw:layer="layout" svg:width="4.701cm" svg:height="2.051cm" svg:x="21.702cm" svg:y="10.019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703cm" svg:y1="11.05cm" svg:x2="26.403cm" svg:y2="11.045cm" draw:start-shape="id3" draw:start-glue-point="6" draw:end-shape="id6" draw:end-glue-point="10" svg:d="M27703 11050h-650v-5h-650" svg:viewBox="0 0 1301 6">
          <text:p/>
        </draw:connector>
        <draw:connector draw:style-name="gr2" draw:text-style-name="P1" draw:layer="layout" svg:x1="30.552cm" svg:y1="6.799cm" svg:x2="24.053cm" svg:y2="10.019cm" draw:start-shape="id1" draw:start-glue-point="8" draw:end-shape="id6" draw:end-glue-point="4" svg:d="M30552 6799v1610h-6499v1610" svg:viewBox="0 0 6500 3221">
          <text:p/>
        </draw:connector>
        <draw:connector draw:style-name="gr2" draw:text-style-name="P1" draw:layer="layout" draw:line-skew="4.348cm -6.151cm" svg:x1="42.452cm" svg:y1="11.949cm" svg:x2="26.403cm" svg:y2="11.045cm" draw:start-shape="id5" draw:start-glue-point="8" draw:end-shape="id6" draw:end-glue-point="10" svg:d="M42452 11949v4850h-15250v-5754h-799" svg:viewBox="0 0 16050 5755">
          <text:p/>
        </draw:connector>
        <draw:connector draw:style-name="gr2" draw:text-style-name="P1" draw:layer="layout" draw:line-skew="5.529cm" svg:x1="18.053cm" svg:y1="12.07cm" svg:x2="24.053cm" svg:y2="12.07cm" draw:start-shape="id2" draw:start-glue-point="8" draw:end-shape="id6" draw:end-glue-point="8" svg:d="M18053 12070v6030h6000v-6030" svg:viewBox="0 0 6001 6031">
          <text:p/>
        </draw:connector>
        <draw:connector draw:style-name="gr2" draw:text-style-name="P1" draw:layer="layout" draw:line-skew="2.728cm" svg:x1="36.152cm" svg:y1="11.949cm" svg:x2="24.053cm" svg:y2="12.07cm" draw:start-shape="id4" draw:start-glue-point="8" draw:end-shape="id6" draw:end-glue-point="8" svg:d="M36152 11949v3350h-12099v-3229" svg:viewBox="0 0 12100 3351">
          <text:p/>
        </draw:connector>
        <draw:custom-shape draw:style-name="gr5" draw:text-style-name="P3" xml:id="id8" draw:id="id8" draw:layer="layout" svg:width="7.401cm" svg:height="2.051cm" svg:x="15.201cm" svg:y="20.048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23.402cm" svg:y="20.049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31.701cm" svg:y="20.048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39.902cm" svg:y="20.049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48.302cm" svg:y="20.049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47.353cm" svg:y1="11.95cm" svg:x2="18.902cm" svg:y2="20.048cm" draw:start-shape="id7" draw:start-glue-point="8" draw:end-shape="id8" draw:end-glue-point="4" svg:d="M47353 11950v7049h-28451v1049" svg:viewBox="0 0 28452 8099">
          <text:p/>
        </draw:connector>
        <draw:connector draw:style-name="gr2" draw:text-style-name="P1" draw:layer="layout" draw:line-skew="2.999cm" svg:x1="47.353cm" svg:y1="11.95cm" svg:x2="27.103cm" svg:y2="20.049cm" draw:start-shape="id7" draw:start-glue-point="8" draw:end-shape="id9" draw:end-glue-point="4" svg:d="M47353 11950v7049h-20250v1050" svg:viewBox="0 0 20251 8100">
          <text:p/>
        </draw:connector>
        <draw:connector draw:style-name="gr2" draw:text-style-name="P1" draw:layer="layout" draw:line-skew="3.1cm" svg:x1="47.353cm" svg:y1="11.95cm" svg:x2="35.401cm" svg:y2="20.048cm" draw:start-shape="id7" draw:start-glue-point="8" draw:end-shape="id10" svg:d="M47353 11950v7149h-11952v949" svg:viewBox="0 0 11953 8099">
          <text:p/>
        </draw:connector>
        <draw:connector draw:style-name="gr2" draw:text-style-name="P1" draw:layer="layout" draw:line-skew="3.099cm" svg:x1="47.353cm" svg:y1="11.95cm" svg:x2="43.603cm" svg:y2="20.049cm" draw:start-shape="id7" draw:start-glue-point="8" draw:end-shape="id11" draw:end-glue-point="4" svg:d="M47353 11950v7149h-3750v950" svg:viewBox="0 0 3751 8100">
          <text:p/>
        </draw:connector>
        <draw:connector draw:style-name="gr2" draw:text-style-name="P1" draw:layer="layout" draw:line-skew="2.999cm" svg:x1="47.353cm" svg:y1="11.95cm" svg:x2="52.003cm" svg:y2="20.049cm" draw:start-shape="id7" draw:start-glue-point="8" draw:end-shape="id12" draw:end-glue-point="4" svg:d="M47353 11950v7049h4650v1050" svg:viewBox="0 0 4651 8100">
          <text:p/>
        </draw:connector>
        <draw:custom-shape draw:style-name="gr3" draw:text-style-name="P3" xml:id="id13" draw:id="id13" draw:layer="layout" svg:width="4.3cm" svg:height="1.8cm" svg:x="47.001cm" svg:y="4.6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099cm" svg:x1="30.552cm" svg:y1="6.799cm" svg:x2="49.151cm" svg:y2="6.4cm" draw:start-shape="id1" draw:start-glue-point="8" draw:end-shape="id13" draw:end-glue-point="8" svg:d="M30552 6799v1601h18599v-2000" svg:viewBox="0 0 18600 2001">
          <text:p/>
        </draw:connector>
        <draw:custom-shape draw:style-name="gr6" draw:text-style-name="P3" xml:id="id15" draw:id="id15" draw:layer="layout" svg:width="4.701cm" svg:height="3.251cm" svg:x="9.8cm" svg:y="9.449cm">
          <text:p text:style-name="P2">View</text:p>
          <text:p text:style-name="P2">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4.701cm" svg:height="3.251cm" svg:x="9.801cm" svg:y="13.149cm">
          <text:p text:style-name="P2">View</text:p>
          <text:p text:style-name="P2">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39cm" svg:y1="11.77cm" svg:x2="14.502cm" svg:y2="14.775cm" draw:start-shape="id6" draw:start-glue-point="7" draw:end-shape="id14" draw:end-glue-point="10" svg:d="M22390 11770v3005h-7888" svg:viewBox="0 0 7889 3006">
          <text:p/>
        </draw:connector>
        <draw:connector draw:style-name="gr2" draw:text-style-name="P1" draw:layer="layout" svg:x1="15.702cm" svg:y1="11.045cm" svg:x2="14.501cm" svg:y2="11.074cm" draw:start-shape="id2" draw:start-glue-point="6" draw:end-shape="id15" svg:d="M15702 11045h-601v29h-600" svg:viewBox="0 0 1202 30">
          <text:p/>
        </draw:connector>
        <draw:custom-shape draw:style-name="gr6" draw:text-style-name="P3" xml:id="id16" draw:id="id16" draw:layer="layout" svg:width="4.701cm" svg:height="3.251cm" svg:x="9.801cm" svg:y="17.549cm">
          <text:p text:style-name="P2">Edit</text:p>
          <text:p text:style-name="P2">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55cm" svg:x1="28.332cm" svg:y1="11.687cm" svg:x2="13.814cm" svg:y2="18.025cm" draw:start-shape="id3" draw:start-glue-point="7" draw:end-shape="id16" draw:end-glue-point="11" svg:d="M28332 11687v4613h-14518v1725" svg:viewBox="0 0 14519 6339">
          <text:p/>
        </draw:connector>
        <draw:custom-shape draw:style-name="gr6" draw:text-style-name="P3" xml:id="id18" draw:id="id18" draw:layer="layout" svg:width="4.701cm" svg:height="3.251cm" svg:x="50.401cm" svg:y="14.7cm">
          <text:p text:style-name="P2">View</text:p>
          <text:p text:style-name="P2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4.701cm" svg:height="3.251cm" svg:x="50.4cm" svg:y="10.149cm">
          <text:p text:style-name="P2">View</text:p>
          <text:p text:style-name="P2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6.152cm" svg:y1="11.949cm" svg:x2="52.75cm" svg:y2="13.4cm" draw:start-shape="id4" draw:start-glue-point="8" draw:end-shape="id17" svg:d="M36152 11949v1952h16598v-501" svg:viewBox="0 0 16599 1953">
          <text:p/>
        </draw:connector>
        <draw:connector draw:style-name="gr2" draw:text-style-name="P1" draw:layer="layout" svg:x1="42.452cm" svg:y1="11.949cm" svg:x2="50.401cm" svg:y2="16.326cm" draw:start-shape="id5" draw:start-glue-point="8" draw:end-shape="id18" draw:end-glue-point="6" svg:d="M42452 11949v4377h7949" svg:viewBox="0 0 7950 4378">
          <text:p/>
        </draw:connector>
        <draw:custom-shape draw:style-name="gr6" draw:text-style-name="P3" xml:id="id19" draw:id="id19" draw:layer="layout" svg:width="4.701cm" svg:height="3.251cm" svg:x="9.901cm" svg:y="4.7cm">
          <text:p text:style-name="P2">Edit</text:p>
          <text:p text:style-name="P2">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51cm" svg:y1="9.449cm" svg:x2="12.252cm" svg:y2="7.951cm" draw:start-shape="id15" draw:start-glue-point="4" draw:end-shape="id19" draw:end-glue-point="8" svg:d="M12151 9449v-749h101v-749" svg:viewBox="0 0 102 1499">
          <text:p/>
        </draw:connector>
        <draw:custom-shape draw:style-name="gr6" draw:text-style-name="P3" xml:id="id20" draw:id="id20" draw:layer="layout" svg:width="4.701cm" svg:height="3.251cm" svg:x="3.099cm" svg:y="13.1cm">
          <text:p text:style-name="P2">Edit</text:p>
          <text:p text:style-name="P2">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01cm" svg:y1="14.775cm" svg:x2="7.8cm" svg:y2="14.726cm" draw:start-shape="id14" draw:start-glue-point="6" draw:end-shape="id20" draw:end-glue-point="10" svg:d="M9801 14775h-1001v-49h-1000" svg:viewBox="0 0 2002 50">
          <text:p/>
        </draw:connector>
        <draw:custom-shape draw:style-name="gr6" draw:text-style-name="P3" xml:id="id21" draw:id="id21" draw:layer="layout" svg:width="4.701cm" svg:height="3.251cm" svg:x="2.899cm" svg:y="17.649cm">
          <text:p text:style-name="P2">Edit</text:p>
          <text:p text:style-name="P2">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01cm" svg:y1="19.175cm" svg:x2="7.6cm" svg:y2="19.275cm" draw:start-shape="id16" draw:start-glue-point="6" draw:end-shape="id21" draw:end-glue-point="10" svg:d="M9801 19175h-1101v100h-1100" svg:viewBox="0 0 2202 101">
          <text:p/>
        </draw:connector>
        <draw:custom-shape draw:style-name="gr6" draw:text-style-name="P3" xml:id="id22" draw:id="id22" draw:layer="layout" svg:width="4.701cm" svg:height="3.251cm" svg:x="57cm" svg:y="9.049cm">
          <text:p text:style-name="P2">Edit</text:p>
          <text:p text:style-name="P2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5.101cm" svg:y1="11.775cm" svg:x2="57cm" svg:y2="10.675cm" draw:start-shape="id17" draw:start-glue-point="10" draw:end-shape="id22" draw:end-glue-point="6" svg:d="M55101 11775h949v-1100h950" svg:viewBox="0 0 1900 1101">
          <text:p/>
        </draw:connector>
        <draw:custom-shape draw:style-name="gr6" draw:text-style-name="P3" xml:id="id23" draw:id="id23" draw:layer="layout" svg:width="4.701cm" svg:height="3.251cm" svg:x="56.799cm" svg:y="14.849cm">
          <text:p text:style-name="P2">Edit</text:p>
          <text:p text:style-name="P2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5.102cm" svg:y1="16.326cm" svg:x2="56.799cm" svg:y2="16.475cm" draw:start-shape="id18" draw:start-glue-point="10" draw:end-shape="id23" draw:end-glue-point="6" svg:d="M55102 16326h848v149h849" svg:viewBox="0 0 1698 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5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54:16.762489000</dc:date>
    <meta:editing-duration>PT1H30M13S</meta:editing-duration>
    <meta:editing-cycles>14</meta:editing-cycles>
    <meta:document-statistic meta:object-count="56"/>
  </office:meta>
</office:document-meta>
</file>